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d3c04b" style:parent-style-name="Graphics">
      <style:graphic-properties style:horizontal-pos="center" style:horizontal-rel="paragraph" style:vertical-rel="paragraph" style:wrap="none" style:wrap-contour="false"/>
    </style:style>
    <style:style style:family="graphic" style:name="afce6e1" style:parent-style-name="Graphics">
      <style:graphic-properties style:horizontal-pos="center" style:horizontal-rel="paragraph" style:vertical-rel="paragraph" style:wrap="none" style:wrap-contour="false"/>
    </style:style>
    <style:style style:family="graphic" style:name="a3dc4c3" style:parent-style-name="Graphics">
      <style:graphic-properties style:horizontal-pos="center" style:horizontal-rel="paragraph" style:vertical-rel="paragraph" style:wrap="none" style:wrap-contour="false"/>
    </style:style>
  </office:automatic-styles>
  <office:body>
    <office:text>
      <text:p text:style-name="Standard">Dann eben gelinkt statt eingebaut...</text:p>
      <text:p text:style-name="Standar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3dc4c3" svg:height="44.19mm" svg:width="79.38mm" text:anchor-type="paragraph"><draw:image xlink:actuate="onLoad" xlink:href="http://www.open-xchange.com/typo3temp/pics/5ee388afdc.png" xlink:show="embed" xlink:type="simple"/><draw:text-box/></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fce6e1" draw:z-index="1" svg:height="31.49mm" svg:width="59.53mm" text:anchor-type="paragraph"><draw:image xlink:actuate="onLoad" xlink:href="http://www.open-xchange.com/uploads/media/the_ox_story.jpg" xlink:show="embed" xlink:type="simple"/><draw:text-box/></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Standard"><draw:frame draw:style-name="ad3c04b" draw:z-index="2" svg:height="37.04mm" svg:width="61.12mm" text:anchor-type="paragraph"><draw:image xlink:actuate="onLoad" xlink:href="http://www.open-xchange.com/fileadmin/user_upload/open-xchange/image/landing/ase/ase_desktop_webinar_7.png" xlink:show="embed" xlink:type="simple"/><draw:text-box/></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Standard">asdfsadfsadf asdfsadfsadf asdfsadfsadf asdfsadfsadf asdfsadfsadf</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text-properties fo:language="zxx"/>
    </style:style>
    <style:style style:family="paragraph" style:name="Heading" style:next-style-name="Text_20_body" style:parent-style-name="Standard">
      <style:paragraph-properties fo:margin-bottom="2.12mm" fo:margin-top="4.23mm"/>
      <style:text-properties fo:font-size="14.0pt" style:font-name="Arial" style:font-name-asian="Andale Sans UI" style:font-name-complex="Tahoma"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family="paragraph" style:name="Index" style:parent-style-name="Standard">
      <style:text-properties style:font-name-complex="Tahoma1"/>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1</dc:date>
    <meta:editing-cycles>2</meta:editing-cycles>
    <meta:editing-duration>PT0.022S</meta:editing-duration>
  </office:meta>
</office:document-meta>
</file>